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vertical-align="middle" style:cell-protect="protected"/>
    </style:style>
    <style:style style:name="ce4" style:family="table-cell" style:parent-style-name="Default" style:data-style-name="N38"/>
    <style:style style:name="ce5" style:family="table-cell" style:parent-style-name="Default" style:data-style-name="N38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8733333333333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883333333333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4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3">
            <text:p>1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3">
            <text:p>1093.47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3">
            <text:p>1060.00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3">
            <text:p>1030.20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3">
            <text:p>1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3">
            <text:p>1067.13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3">
            <text:p>1046.73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3">
            <text:p>1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3">
            <text:p>1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3">
            <text:p>1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3">
            <text:p>1075.27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3">
            <text:p>1500.00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3">
            <text:p>1043.91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3">
            <text:p>1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3">
            <text:p>1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3">
            <text:p>1004.33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3">
            <text:p>1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3">
            <text:p>1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3">
            <text:p>1021.60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8P0">
      <number:year number:style="long"/>
      <number:text>-</number:text>
      <number:month number:style="long"/>
      <number:text>-</number:text>
      <number:day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LUZ</dc:creator>
    <meta:creation-date>2015-08-31T16:40:15Z</meta:creation-date>
    <dc:date>2021-09-22T02:13:52Z</dc:date>
  </office:meta>
</office:document-meta>
</file>